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
      <text:p text:style-name="Standard">Stykov Kodzhabeshev</text:p>
      <text:p text:style-name="Standard"/>
      <text:p text:style-name="Standard">Stykov's duties involved coding of various aspects of the project, focusing on certain algorithms such as breeding as well as writing Junit tests for the project and his own code. </text:p>
      <text:p text:style-name="Standard"/>
      <text:p text:style-name="Standard">Sam Clements</text:p>
      <text:p text:style-name="Standard"/>
      <text:p text:style-name="Standard">Miles </text:p>
      <text:p text:style-name="Standard"/>
      <text:p text:style-name="Standard">John Bolton</text:p>
      <text:p text:style-name="Standard"/>
      <text:p text:style-name="Standard">James Barnett</text:p>
      <text:p text:style-name="Standard"/>
      <text:p text:style-name="Standard">Nathan Hand</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17:42:11.32</dc:date>
    <meta:editing-duration>PT1H5M40S</meta:editing-duration>
    <meta:editing-cycles>6</meta:editing-cycles>
    <meta:generator>OpenOffice.org/3.4.1$Win32 OpenOffice.org_project/341m1$Build-9593</meta:generator>
    <meta:document-statistic meta:table-count="0" meta:image-count="0" meta:object-count="0" meta:page-count="2" meta:paragraph-count="22" meta:word-count="580" meta:character-count="3362"/>
  </office:meta>
</office:document-meta>
</file>